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19_12-58-13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19_21-06-38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20_00-24-46_000.jpg</text:p>
          </table:table-cell>
          <table:table-cell table:style-name="ce11" office:value-type="string">
            <text:p>:PHOTO 記録 / @自室 / what=ティッシュペーパー / for=~ / occasion=終了：使い切った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PHOTO 記録 / @自室 / what=ティッシュペーパー / for=~ / occasion=終了：使い切った">
            <text:p>:PHOTO 記録 / @自室 / what=ティッシュペーパー / for=~ / occasion=終了：使い切っ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20_01-18-27_000.jpg</text:p>
          </table:table-cell>
          <table:table-cell table:style-name="ce19" office:value-type="string">
            <text:p>:m RES 1*1 / free# JVEMV6 68#_127:1 / 68. theoretical-physics(tp) / w=(n|a,a|b-&gt;n|b),topics=divisibility,other=q+:隣り合う素数の組み；q+:３つ連続している、素数の組み,s=~,i=~,doc=r-7-2~6#4.1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1*1 / free# JVEMV6 68#_127:1 / 68. theoretical-physics(tp) / w=(n|a,a|b-&gt;n|b),topics=divisibility,other=q+:隣り合う素数の組み；q+:３つ連続している、素数の組み,s=~,i=~,doc=r-7-2~6#4.1">
            <text:p>:m RES 1*1 / free# JVEMV6 68#_127:1 / 68. theoretical-physics(tp) / w=(n|a,a|b-&gt;n|b),topics=divisibility,other=q+:隣り合う素数の組み；q+:３つ連続している、素数の組み,s=~,i=~,doc=r-7-2~6#4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20_01-19-23_000.jpg</text:p>
          </table:table-cell>
          <table:table-cell table:style-name="ce19" office:value-type="string">
            <text:p>:m RES 1*2 / free# JVEMV6 68#_id=PFQ2:2 / 68. theoretical-physics(tp) / w=~,topics=divisibility;(n|(a-b),n|(a-b)のとき、(n|ax)か？),other=q+:bはnの約数か？,doc=r-7-2~6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1*2 / free# JVEMV6 68#_id=PFQ2:2 / 68. theoretical-physics(tp) / w=~,topics=divisibility;(n|(a-b),n|(a-b)のとき、(n|ax)か？),other=q+:bはnの約数か？,doc=r-7-2~6">
            <text:p>:m RES 1*2 / free# JVEMV6 68#_id=PFQ2:2 / 68. theoretical-physics(tp) / w=~,topics=divisibility;(n|(a-b),n|(a-b)のとき、(n|ax)か？),other=q+:bはnの約数か？,doc=r-7-2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20_01-19-44_000.jpg</text:p>
          </table:table-cell>
          <table:table-cell table:style-name="ce19" office:value-type="string">
            <text:p>:m RES 2*2 / free# JVEMV6 68#_id=PFQ2:2 / 68. theoretical-physics(tp) / w=~,topics=divisibility;(n|(a-b),n|(a-b)のとき、(n|ax)か？),other=q+:bはnの約数か？;validation+,doc=r-7-2~6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2*2 / free# JVEMV6 68#_id=PFQ2:2 / 68. theoretical-physics(tp) / w=~,topics=divisibility;(n|(a-b),n|(a-b)のとき、(n|ax)か？),other=q+:bはnの約数か？;validation+,doc=r-7-2~6">
            <text:p>:m RES 2*2 / free# JVEMV6 68#_id=PFQ2:2 / 68. theoretical-physics(tp) / w=~,topics=divisibility;(n|(a-b),n|(a-b)のとき、(n|ax)か？),other=q+:bはnの約数か？;validation+,doc=r-7-2~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20_04-15-28_000.jpg</text:p>
          </table:table-cell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20_04-15-34_000.jpg</text:p>
          </table:table-cell>
          <table:table-cell table:style-name="ce11" office:value-type="string">
            <text:p>:m :PHOTO 寝た時刻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20_10-00-39_000.jpg</text:p>
          </table:table-cell>
          <table:table-cell table:style-name="ce19" office:value-type="string">
            <text:p>:m #*# / math / topic=divisibility;２つの整数の差。の、性質 / content=命題：(m-n=2)のとき、(m+n)は、偶数 / status=~ / other=~,id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#*# / math / topic=divisibility;２つの整数の差。の、性質 / content=命題：(m-n=2)のとき、(m+n)は、偶数 / status=~ / other=~,id=~">
            <text:p>:m #*# / math / topic=divisibility;２つの整数の差。の、性質 / content=命題：(m-n=2)のとき、(m+n)は、偶数 / status=~ / other=~,id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20_10-00-45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19_19-01-58_000.mp4</text:p>
          </table:table-cell>
          <table:table-cell table:style-name="ce11" office:value-type="string">
            <text:p>:VIDEO / @自室 / 記録 / jap.flute / 演奏、play / R=1 / todays-melody,other=甲音,memo=~,notes=E-B-D、他,Re+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VIDEO / @自室 / 記録 / jap.flute / 演奏、play / R=1 / todays-melody,other=甲音,memo=~,notes=E-B-D、他,Re+">
            <text:p>:VIDEO / @自室 / 記録 / jap.flute / 演奏、play / R=1 / todays-melody,other=甲音,memo=~,notes=E-B-D、他,Re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RES 1*1 / free# JVEMV6 68#_127:1 / 68. theoretical-physics(tp) / w=(n|a,a|b-&gt;n|b),topics=divisibility,other=q+:隣り合う素数の組み；q+:３つ連続している、素数の組み,s=~,i=~,doc=r-7-2~6#4.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other / log / 寝る前　ウェブ閲覧　記録　（for オナニー） / 了 / othe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0">2021/10/20</text:date>, <text:time>11:05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20T11:05:21.32</dc:date>
    <dc:creator>iwabuchi ken</dc:creator>
    <meta:editing-duration>P38DT17H53M48S</meta:editing-duration>
    <meta:editing-cycles>13581</meta:editing-cycles>
    <meta:document-statistic meta:table-count="1" meta:cell-count="440" meta:object-count="0"/>
  </office:meta>
</office:document-meta>
</file>